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dda55" officeooo:paragraph-rsid="002dda55"/>
    </style:style>
    <style:style style:name="P2" style:family="paragraph" style:parent-style-name="Standard">
      <style:text-properties officeooo:rsid="001efe2c" officeooo:paragraph-rsid="001efe2c"/>
    </style:style>
    <style:style style:name="P3" style:family="paragraph" style:parent-style-name="Standard">
      <style:text-properties fo:font-weight="bold" officeooo:rsid="001efe2c" officeooo:paragraph-rsid="0026ffac" style:font-weight-asian="bold" style:font-weight-complex="bold"/>
    </style:style>
    <style:style style:name="P4" style:family="paragraph" style:parent-style-name="Standard">
      <style:text-properties officeooo:rsid="001efe2c" officeooo:paragraph-rsid="0026ffac"/>
    </style:style>
    <style:style style:name="P5" style:family="paragraph" style:parent-style-name="Standard">
      <style:text-properties officeooo:rsid="00205a13" officeooo:paragraph-rsid="00205a13"/>
    </style:style>
    <style:style style:name="P6" style:family="paragraph" style:parent-style-name="Standard">
      <style:text-properties officeooo:rsid="00205a13" officeooo:paragraph-rsid="0026b3d8"/>
    </style:style>
    <style:style style:name="P7" style:family="paragraph" style:parent-style-name="Standard">
      <style:text-properties fo:font-weight="bold" officeooo:rsid="00205a13" officeooo:paragraph-rsid="0026b3d8" style:font-weight-asian="bold" style:font-weight-complex="bold"/>
    </style:style>
    <style:style style:name="P8" style:family="paragraph" style:parent-style-name="Standard">
      <style:text-properties fo:color="#bf0041" loext:opacity="100%" officeooo:rsid="00205a13" officeooo:paragraph-rsid="0026b3d8"/>
    </style:style>
    <style:style style:name="P9" style:family="paragraph" style:parent-style-name="Standard">
      <style:text-properties officeooo:rsid="00205a13" officeooo:paragraph-rsid="0023a70c"/>
    </style:style>
    <style:style style:name="P10" style:family="paragraph" style:parent-style-name="Standard">
      <style:text-properties fo:font-weight="bold" officeooo:rsid="00205a13" officeooo:paragraph-rsid="0023a70c" style:font-weight-asian="bold" style:font-weight-complex="bold"/>
    </style:style>
    <style:style style:name="P11" style:family="paragraph" style:parent-style-name="Standard">
      <style:text-properties officeooo:rsid="00224153" officeooo:paragraph-rsid="0023a70c"/>
    </style:style>
    <style:style style:name="P12" style:family="paragraph" style:parent-style-name="Preformatted_20_Text">
      <style:text-properties fo:color="#000000" loext:opacity="100%" style:font-name="JetBrains Mono" officeooo:rsid="00224153" officeooo:paragraph-rsid="00224153" fo:background-color="#ffffff"/>
    </style:style>
    <style:style style:name="P13" style:family="paragraph" style:parent-style-name="Preformatted_20_Text">
      <style:text-properties fo:color="#000000" loext:opacity="100%" style:font-name="JetBrains Mono" officeooo:rsid="00205a13" officeooo:paragraph-rsid="00205a13" fo:background-color="#ffffff"/>
    </style:style>
    <style:style style:name="P14" style:family="paragraph" style:parent-style-name="Preformatted_20_Text">
      <style:paragraph-properties fo:margin-left="0cm" fo:margin-right="0cm" fo:text-indent="0cm" style:auto-text-indent="false"/>
      <style:text-properties fo:color="#000000" loext:opacity="100%" fo:background-color="#ffffff"/>
    </style:style>
    <style:style style:name="P15" style:family="paragraph" style:parent-style-name="Preformatted_20_Text">
      <style:text-properties fo:color="#000000" loext:opacity="100%" fo:background-color="#ffffff"/>
    </style:style>
    <style:style style:name="P1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style:font-name="JetBrains Mono" fo:background-color="#ffffff"/>
    </style:style>
    <style:style style:name="P17" style:family="paragraph" style:parent-style-name="Standard">
      <style:text-properties fo:color="#000000" loext:opacity="100%" officeooo:rsid="0023a70c" officeooo:paragraph-rsid="0023a70c" fo:background-color="#ffffff"/>
    </style:style>
    <style:style style:name="P18" style:family="paragraph" style:parent-style-name="Standard">
      <style:text-properties fo:color="#000000" loext:opacity="100%" fo:font-weight="bold" officeooo:rsid="0023a70c" officeooo:paragraph-rsid="0023a70c" fo:background-color="#ffffff" style:font-weight-asian="bold" style:font-weight-complex="bold"/>
    </style:style>
    <style:style style:name="P19" style:family="paragraph" style:parent-style-name="Standard">
      <style:text-properties fo:color="#000000" loext:opacity="100%" officeooo:rsid="0026293e" officeooo:paragraph-rsid="0026293e" fo:background-color="#ffffff"/>
    </style:style>
    <style:style style:name="P20" style:family="paragraph" style:parent-style-name="Standard">
      <style:text-properties fo:color="#000000" loext:opacity="100%" officeooo:rsid="0028896b" officeooo:paragraph-rsid="0028896b" fo:background-color="#ffffff"/>
    </style:style>
    <style:style style:name="P21" style:family="paragraph" style:parent-style-name="Standard">
      <style:text-properties officeooo:paragraph-rsid="0028896b"/>
    </style:style>
    <style:style style:name="P22" style:family="paragraph" style:parent-style-name="Standard">
      <style:text-properties fo:color="#000000" loext:opacity="100%" officeooo:rsid="002dda55" officeooo:paragraph-rsid="002dda55" fo:background-color="#ffffff"/>
    </style:style>
    <style:style style:name="P23" style:family="paragraph" style:parent-style-name="Standard">
      <style:text-properties fo:color="#000000" loext:opacity="100%" fo:font-weight="bold" officeooo:rsid="0023a70c" officeooo:paragraph-rsid="002dda55" fo:background-color="#ffffff" style:font-weight-asian="bold" style:font-weight-complex="bold"/>
    </style:style>
    <style:style style:name="P24" style:family="paragraph" style:parent-style-name="Preformatted_20_Text">
      <style:text-properties fo:color="#000000" loext:opacity="100%" style:font-name="JetBrains Mono" officeooo:rsid="00243b7d" officeooo:paragraph-rsid="00243b7d" fo:background-color="#ffffff"/>
    </style:style>
    <style:style style:name="P25" style:family="paragraph" style:parent-style-name="Preformatted_20_Text">
      <style:text-properties fo:color="#000000" loext:opacity="100%" style:font-name="JetBrains Mono" officeooo:rsid="0023a70c" officeooo:paragraph-rsid="0023a70c" fo:background-color="#ffffff"/>
    </style:style>
    <style:style style:name="P2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loext:opacity="100%" fo:background-color="#ffffff"/>
    </style:style>
    <style:style style:name="T1" style:family="text">
      <style:text-properties officeooo:rsid="0033e9c1"/>
    </style:style>
    <style:style style:name="T2" style:family="text">
      <style:text-properties officeooo:rsid="003476a0"/>
    </style:style>
    <style:style style:name="T3" style:family="text">
      <style:text-properties officeooo:rsid="002dda55"/>
    </style:style>
    <style:style style:name="T4" style:family="text">
      <style:text-properties officeooo:rsid="00205a13"/>
    </style:style>
    <style:style style:name="T5" style:family="text">
      <style:text-properties fo:color="#bf0041" loext:opacity="100%" officeooo:rsid="00205a13"/>
    </style:style>
    <style:style style:name="T6" style:family="text">
      <style:text-properties fo:color="#ff0000" loext:opacity="100%" officeooo:rsid="00205a13"/>
    </style:style>
    <style:style style:name="T7" style:family="text">
      <style:text-properties fo:color="#ff0000" loext:opacity="100%" officeooo:rsid="002dda55"/>
    </style:style>
    <style:style style:name="T8" style:family="text">
      <style:text-properties fo:color="#ff0000" loext:opacity="100%" officeooo:rsid="0028896b"/>
    </style:style>
    <style:style style:name="T9" style:family="text">
      <style:text-properties fo:color="#ff0000" loext:opacity="100%" officeooo:rsid="0026ffac"/>
    </style:style>
    <style:style style:name="T10" style:family="text">
      <style:text-properties officeooo:rsid="00243b7d"/>
    </style:style>
    <style:style style:name="T11" style:family="text">
      <style:text-properties officeooo:rsid="0026b3d8"/>
    </style:style>
    <style:style style:name="T12" style:family="text">
      <style:text-properties officeooo:rsid="00224153"/>
    </style:style>
    <style:style style:name="T13" style:family="text">
      <style:text-properties officeooo:rsid="00330517"/>
    </style:style>
    <style:style style:name="T14" style:family="text">
      <style:text-properties style:font-name="JetBrains Mono"/>
    </style:style>
    <style:style style:name="T15" style:family="text">
      <style:text-properties style:font-name="JetBrains Mono" officeooo:rsid="002fe37e"/>
    </style:style>
    <style:style style:name="T16" style:family="text">
      <style:text-properties officeooo:rsid="00317886"/>
    </style:style>
    <style:style style:name="T17" style:family="text">
      <style:text-properties officeooo:rsid="00261f68"/>
    </style:style>
    <style:style style:name="T18" style:family="text">
      <style:text-properties officeooo:rsid="0028896b"/>
    </style:style>
    <style:style style:name="T19" style:family="text">
      <style:text-properties fo:color="#000000" loext:opacity="100%" officeooo:rsid="0028896b" fo:background-color="#ffffff" loext:char-shading-value="0"/>
    </style:style>
    <style:style style:name="T20" style:family="text">
      <style:text-properties fo:color="#000000" loext:opacity="100%" officeooo:rsid="002a6864" fo:background-color="#ffffff" loext:char-shading-value="0"/>
    </style:style>
    <style:style style:name="T21" style:family="text">
      <style:text-properties officeooo:rsid="002fb936"/>
    </style:style>
    <style:style style:name="T22" style:family="text">
      <style:text-properties officeooo:rsid="002ba36c"/>
    </style:style>
    <style:style style:name="T23" style:family="text">
      <style:text-properties officeooo:rsid="002bfc80"/>
    </style:style>
    <style:style style:name="T24" style:family="text">
      <style:text-properties style:font-name="JetBrains Mono" officeooo:rsid="003178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stellen eines B<text:span text:style-name="T1">M</text:span>ark Strings</text:p>
      <text:p text:style-name="P2"/>
      <text:p text:style-name="P3">1<text:span text:style-name="T2">)</text:span> <text:span text:style-name="T3">Erstelle</text:span></text:p>
      <text:p text:style-name="P4"/>
      <text:p text:style-name="P4"><text:span text:style-name="T4">- </text:span><text:span text:style-name="T3">Verzeichnis</text:span><text:span text:style-name="T5"> Logic</text:span><text:span text:style-name="T4"> </text:span><text:span text:style-name="T3">und</text:span><text:span text:style-name="T4"> </text:span></text:p>
      <text:p text:style-name="P4"><text:span text:style-name="T6">- </text:span><text:span text:style-name="T7">Datei</text:span><text:span text:style-name="T6"> CreateBMark.</text:span><text:span text:style-name="T8">js</text:span><text:span text:style-name="T4"> </text:span></text:p>
      <text:p text:style-name="P4"/>
      <text:p text:style-name="P4"><text:span text:style-name="T3">im</text:span><text:span text:style-name="T4"> </text:span><text:span text:style-name="T6">backend </text:span><text:span text:style-name="T7">Verzeichnis</text:span><text:span text:style-name="T9"> </text:span></text:p>
      <text:p text:style-name="P5"/>
      <text:p text:style-name="P5">?<text:span text:style-name="T10">Welche importe brauche ich?</text:span></text:p>
      <text:p text:style-name="P6"/>
      <text:p text:style-name="P7">2<text:span text:style-name="T2">)</text:span> <text:s/><text:span text:style-name="T3">Erstelle die </text:span><text:s/>Function </text:p>
      <text:p text:style-name="P6"/>
      <text:p text:style-name="P8"><text:span text:style-name="T11">Code: </text:span>const CreateBMark</text:p>
      <text:p text:style-name="P5"/>
      <text:p text:style-name="P5">?<text:span text:style-name="T10">Wie schaffe ich die Funktion?</text:span></text:p>
      <text:p text:style-name="P9"/>
      <text:p text:style-name="P10">3 <text:span text:style-name="T3">Mache die Nutzereingabe aus dem Eingabefeld</text:span><text:span text:style-name="T12"> </text:span><text:span text:style-name="T13">BBreite</text:span><text:span text:style-name="T12"> </text:span><text:span text:style-name="T3">der </text:span><text:span text:style-name="T11"><text:s/>frontend Datei CreateBooks </text:span><text:span text:style-name="T3">hier verfügbar</text:span></text:p>
      <text:p text:style-name="P11"><text:s/></text:p>
      <text:p text:style-name="P12">in frontend File Create Books</text:p>
      <text:p text:style-name="P13">&lt;div className='my-4'&gt;</text:p>
      <text:p text:style-name="P14"><text:s text:c="2"/><text:span text:style-name="T14">&lt;label className='text-xl mr-4 text-gray-500'&gt;KW1Pos&lt;/label&gt;</text:span></text:p>
      <text:p text:style-name="P14"><text:s text:c="2"/><text:span text:style-name="T14">&lt;input</text:span></text:p>
      <text:p text:style-name="P14"><text:s text:c="4"/><text:span text:style-name="T14">type='number'</text:span></text:p>
      <text:p text:style-name="P15"><text:s text:c="4"/><text:span text:style-name="T14">value={</text:span><text:span text:style-name="T15">BBreite</text:span><text:span text:style-name="T14">}</text:span></text:p>
      <text:p text:style-name="P14"><text:s text:c="4"/><text:span text:style-name="T14">onChange={(e) =&gt; set</text:span><text:span text:style-name="T15">BBreite</text:span><text:span text:style-name="T14">(e.target.value)}</text:span></text:p>
      <text:p text:style-name="P14"><text:s text:c="4"/><text:span text:style-name="T14">className='border-2 border-gray-500 px-4 py-2 <text:s/>w-full '</text:span></text:p>
      <text:p text:style-name="P15"><text:s text:c="2"/><text:span text:style-name="T14">/&gt;</text:span></text:p>
      <text:p text:style-name="P16">&lt;/div&gt;</text:p>
      <text:p text:style-name="P17"><text:span text:style-name="T10">Wie bekomme ich den Input hierher Mit get</text:span><text:span text:style-name="T16">BBreite</text:span>?</text:p>
      <text:p text:style-name="P17"/>
      <text:p text:style-name="P18">4 <text:span text:style-name="T3">Wende die Logik an wenn der</text:span> input is 1 <text:span text:style-name="T3">dann ist colour </text:span>b</text:p>
      <text:p text:style-name="P17">?<text:span text:style-name="T17">Wie gehen if Bedingungen in React?</text:span></text:p>
      <text:p text:style-name="P17">? <text:span text:style-name="T18">muss ich variablen colour und barcode definieren. </text:span></text:p>
      <text:p text:style-name="P17"/>
      <text:p text:style-name="P18">5 <text:span text:style-name="T3">verbinde die</text:span> colour b <text:span text:style-name="T3">mit einem </text:span><text:s/>barcode <text:span text:style-name="T3">der in der datenbank</text:span> „barcode“ <text:span text:style-name="T3">mit zwei Feldern</text:span></text:p>
      <text:p text:style-name="P17"><text:span text:style-name="T3">R</text:span>an<text:span text:style-name="T3">g</text:span> <text:s/>0-<text:span text:style-name="T3">1</text:span></text:p>
      <text:p text:style-name="P17"><text:span text:style-name="T3">B</text:span>arcode 001 – <text:span text:style-name="T3">010</text:span> <text:span text:style-name="T3">befüllt ist.</text:span></text:p>
      <text:p text:style-name="P19">ran<text:span text:style-name="T3">g</text:span> 0 = 001</text:p>
      <text:p text:style-name="P19">ran<text:span text:style-name="T3">g</text:span> 1 = 010 usw.</text:p>
      <text:p text:style-name="P20"/>
      <text:p text:style-name="P20">?Wie kann ich die barcodes aus der datenbank anfordern.</text:p>
      <text:p text:style-name="P21"><text:span text:style-name="T19"><text:s/>Wie funktioniert die concat funktion </text:span><text:a xlink:type="simple" xlink:href="https://www.w3schools.com/jsref/jsref_concat_string.asp" text:style-name="Internet_20_link" text:visited-style-name="Visited_20_Internet_20_Link"><text:span text:style-name="T20">https://www.w3schools.com/jsref/jsref_concat_string.asp</text:span></text:a></text:p>
      <text:p text:style-name="P20"/>
      <text:p text:style-name="P22">Das Programm sucht den Barcode mit dem besten rang aus also zuerst Rang 0 als Barcode 001 und verbindet ihn mit b</text:p>
      <text:p text:style-name="P17"/>
      <text:p text:style-name="P23">6 <text:span text:style-name="T3">Das Programm prüft ob die geschaffene Bmark in der DB im gleichnamigen Feld schon vorhanden ist <text:s/>Wenn ja dann verbindet es den nächsthöheren Barcode und prüft wieder bis es einen gefunden hat der nicht vorkommt. </text:span></text:p>
      <text:p text:style-name="P22"><text:s/></text:p>
      <text:p text:style-name="P17"><text:soft-page-break/>7 <text:span text:style-name="T21">Wenn dieser gefunden ist ergänzt es diesen im Feld KW1 <text:s/>in der Datei CreateBooks und speichert in in der Datenbank books.</text:span> </text:p>
      <text:p text:style-name="P24">KW1 <text:span text:style-name="T22">and store in DB </text:span><text:span text:style-name="T23">books</text:span> </text:p>
      <text:p text:style-name="P25">&lt;div className='flex flex-col border-2 border-sky-400 rounded-xl w-[600px] p-4 mx-auto'&gt;</text:p>
      <text:p text:style-name="P14"><text:s text:c="2"/><text:span text:style-name="T14">&lt;div className='my-4'&gt;</text:span></text:p>
      <text:p text:style-name="P14"><text:s text:c="4"/><text:span text:style-name="T14">&lt;label className='text-xl mr-4 text-gray-500'&gt;KW1&lt;/label&gt;</text:span></text:p>
      <text:p text:style-name="P14"><text:s text:c="4"/><text:span text:style-name="T14">&lt;input</text:span></text:p>
      <text:p text:style-name="P14"><text:s text:c="6"/><text:span text:style-name="T14">type='text'</text:span></text:p>
      <text:p text:style-name="P15"><text:s text:c="6"/><text:span text:style-name="T14">value={title}</text:span></text:p>
      <text:p text:style-name="P14"><text:s text:c="6"/><text:span text:style-name="T14">onChange={(e) =&gt; set</text:span><text:span text:style-name="T24">BMark</text:span><text:span text:style-name="T14">(e.target.value)}</text:span></text:p>
      <text:p text:style-name="P14"><text:s text:c="6"/><text:span text:style-name="T14">className='border-2 border-gray-500 px-4 py-2 w-full'</text:span></text:p>
      <text:p text:style-name="P15"><text:s text:c="4"/><text:span text:style-name="T14">/&gt;</text:span></text:p>
      <text:p text:style-name="P26"><text:s text:c="2"/><text:span text:style-name="T14">&lt;/div&gt;</text:span></text:p>
      <text:p text:style-name="P17"/>
      <text:p text:style-name="P17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09:34:23.506776551</meta:creation-date>
    <meta:generator>LibreOffice/24.8.4.2$MacOSX_AARCH64 LibreOffice_project/bb3cfa12c7b1bf994ecc5649a80400d06cd71002</meta:generator>
    <dc:date>2025-05-31T12:31:17.256049936</dc:date>
    <meta:editing-duration>PT42M37S</meta:editing-duration>
    <meta:editing-cycles>19</meta:editing-cycles>
    <meta:document-statistic meta:table-count="0" meta:image-count="0" meta:object-count="0" meta:page-count="2" meta:paragraph-count="48" meta:word-count="268" meta:character-count="1912" meta:non-whitespace-character-count="1606"/>
  </office:meta>
</office:document-meta>
</file>